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1"/>
    <style:style style:name="ce5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187.5mm" svg:y="2.64mm">
            <draw:object draw:notify-on-update-of-ranges="Hoja1.A1:Hoja1.A1 Hoja1.B1:Hoja1.H1 Hoja1.A2:Hoja1.A2 Hoja1.B2:Hoja1.H2 Hoja1.A3:Hoja1.A3 Hoja1.B3:Hoja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8.45mm" svg:y="67.2mm">
            <draw:object draw:notify-on-update-of-ranges="Hoja1.A12:Hoja1.A12 Hoja1.B12:Hoja1.H12 Hoja1.A13:Hoja1.A13 Hoja1.B13:Hoja1.H13 Hoja1.A14:Hoja1.A14 Hoja1.B14:Hoja1.H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iempos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Paralelo 4</text:p>
          </table:table-cell>
          <table:table-cell office:value-type="string" calcext:value-type="string">
            <text:p>Paralelo 6</text:p>
          </table:table-cell>
          <table:table-cell office:value-type="string" calcext:value-type="string">
            <text:p>Paralelo 8</text:p>
          </table:table-cell>
          <table:table-cell office:value-type="string" calcext:value-type="string">
            <text:p>Paralelo 10</text:p>
          </table:table-cell>
          <table:table-cell office:value-type="string" calcext:value-type="string">
            <text:p>Paralelo 16</text:p>
          </table:table-cell>
        </table:table-row>
        <table:table-row table:style-name="ro1">
          <table:table-cell office:value-type="string" calcext:value-type="string">
            <text:p>Windows </text:p>
          </table:table-cell>
          <table:table-cell office:value-type="float" office:value="0.4113833" calcext:value-type="float">
            <text:p>0,4113833</text:p>
          </table:table-cell>
          <table:table-cell office:value-type="float" office:value="0.0404763" calcext:value-type="float">
            <text:p>0,0404763</text:p>
          </table:table-cell>
          <table:table-cell office:value-type="float" office:value="0.038568" calcext:value-type="float">
            <text:p>0,038568</text:p>
          </table:table-cell>
          <table:table-cell office:value-type="float" office:value="0.040695" calcext:value-type="float">
            <text:p>0,040695</text:p>
          </table:table-cell>
          <table:table-cell office:value-type="float" office:value="0.0671651" calcext:value-type="float">
            <text:p>0,0671651</text:p>
          </table:table-cell>
          <table:table-cell office:value-type="float" office:value="0.041758" calcext:value-type="float">
            <text:p>0,041758</text:p>
          </table:table-cell>
          <table:table-cell office:value-type="float" office:value="0.068918" calcext:value-type="float">
            <text:p>0,068918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float" office:value="0.077073286" calcext:value-type="float">
            <text:p>0,077073286</text:p>
          </table:table-cell>
          <table:table-cell office:value-type="float" office:value="0.034378296" calcext:value-type="float">
            <text:p>0,034378296</text:p>
          </table:table-cell>
          <table:table-cell office:value-type="float" office:value="0.042075803" calcext:value-type="float">
            <text:p>0,042075803</text:p>
          </table:table-cell>
          <table:table-cell office:value-type="float" office:value="0.044036075" calcext:value-type="float">
            <text:p>0,044036075</text:p>
          </table:table-cell>
          <table:table-cell office:value-type="float" office:value="0.043544255" calcext:value-type="float">
            <text:p>0,043544255</text:p>
          </table:table-cell>
          <table:table-cell office:value-type="float" office:value="0.046816654" calcext:value-type="float">
            <text:p>0,046816654</text:p>
          </table:table-cell>
          <table:table-cell office:value-type="float" office:value="0.042216897" calcext:value-type="float">
            <text:p>0,042216897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Secuencial</text:p>
          </table:table-cell>
          <table:table-cell office:value-type="string" calcext:value-type="string">
            <text:p>Paralelo 2</text:p>
          </table:table-cell>
          <table:table-cell office:value-type="string" calcext:value-type="string">
            <text:p>Paralelo 4</text:p>
          </table:table-cell>
          <table:table-cell office:value-type="string" calcext:value-type="string">
            <text:p>Paralelo 6</text:p>
          </table:table-cell>
          <table:table-cell office:value-type="string" calcext:value-type="string">
            <text:p>Paralelo 8</text:p>
          </table:table-cell>
          <table:table-cell office:value-type="string" calcext:value-type="string">
            <text:p>Paralelo 10</text:p>
          </table:table-cell>
          <table:table-cell office:value-type="string" calcext:value-type="string">
            <text:p>Paralelo 16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table:style-name="ce3" office:value-type="percentage" office:value="0.54" calcext:value-type="percentage">
            <text:p>54,00 %</text:p>
          </table:table-cell>
          <table:table-cell table:style-name="ce3" office:value-type="percentage" office:value="0.4" calcext:value-type="percentage">
            <text:p>40,00 %</text:p>
          </table:table-cell>
          <table:table-cell table:style-name="ce3" office:value-type="percentage" office:value="0.38" calcext:value-type="percentage">
            <text:p>38,00 %</text:p>
          </table:table-cell>
          <table:table-cell table:style-name="ce3" office:value-type="percentage" office:value="0.43" calcext:value-type="percentage">
            <text:p>43,00 %</text:p>
          </table:table-cell>
          <table:table-cell table:style-name="ce3" office:value-type="percentage" office:value="0.46" calcext:value-type="percentage">
            <text:p>46,00 %</text:p>
          </table:table-cell>
          <table:table-cell table:style-name="ce3" office:value-type="percentage" office:value="0.49" calcext:value-type="percentage">
            <text:p>49,00 %</text:p>
          </table:table-cell>
          <table:table-cell table:style-name="ce3" office:value-type="percentage" office:value="0.51" calcext:value-type="percentage">
            <text:p>51,00 %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table:style-name="ce5" office:value-type="percentage" office:value="0.3" calcext:value-type="percentage">
            <text:p>30,00%</text:p>
          </table:table-cell>
          <table:table-cell table:style-name="ce5" office:value-type="percentage" office:value="0.2" calcext:value-type="percentage">
            <text:p>20,00%</text:p>
          </table:table-cell>
          <table:table-cell table:style-name="ce5" office:value-type="percentage" office:value="0.25" calcext:value-type="percentage">
            <text:p>25,00%</text:p>
          </table:table-cell>
          <table:table-cell table:style-name="ce5" office:value-type="percentage" office:value="0.3" calcext:value-type="percentage">
            <text:p>30,00%</text:p>
          </table:table-cell>
          <table:table-cell table:style-name="ce5" office:value-type="percentage" office:value="0.55" calcext:value-type="percentage">
            <text:p>55,00%</text:p>
          </table:table-cell>
          <table:table-cell table:style-name="ce5" office:value-type="percentage" office:value="0.4" calcext:value-type="percentage">
            <text:p>40,00%</text:p>
          </table:table-cell>
          <table:table-cell table:style-name="ce5" office:value-type="percentage" office:value="0.45" calcext:value-type="percentage">
            <text:p>45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22:13:22.4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0T19:41:53.750000000</meta:creation-date>
    <dc:date>2019-11-01T22:19:40.922000000</dc:date>
    <meta:editing-duration>PT6H35M21S</meta:editing-duration>
    <meta:editing-cycles>9</meta:editing-cycles>
    <meta:generator>LibreOffice/6.3.2.2$Windows_X86_64 LibreOffice_project/98b30e735bda24bc04ab42594c85f7fd8be07b9c</meta:generator>
    <meta:document-statistic meta:table-count="1" meta:cell-count="4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 draw:opacity="0%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bottom" svg:x="5.714cm" svg:y="8.407cm" style:legend-expansion="wide" chart:style-name="ch2"/>
        <chart:plot-area chart:style-name="ch3" table:cell-range-address="Hoja1.A1:Hoja1.H3" chart:data-source-has-labels="both" svg:x="1.33cm" svg:y="0.18cm" svg:width="14.349cm" svg:height="7.863cm">
          <chartooo:coordinate-region svg:x="2.242cm" svg:y="0.379cm" svg:width="12.575cm" svg:height="7.017cm"/>
          <chart:axis chart:dimension="x" chart:name="primary-x" chart:style-name="ch4" chartooo:axis-type="text">
            <chart:categories table:cell-range-address="Hoja1.B1:Hoja1.H1"/>
          </chart:axis>
          <chart:axis chart:dimension="y" chart:name="primary-y" chart:style-name="ch4">
            <chart:title svg:x="0.451cm" svg:y="4.909cm" chart:style-name="ch5">
              <text:p>Segundos</text:p>
            </chart:title>
            <chart:grid chart:style-name="ch6" chart:class="major"/>
          </chart:axis>
          <chart:series chart:style-name="ch7" chart:values-cell-range-address="Hoja1.B2:Hoja1.H2" chart:label-cell-address="Hoja1.A2:Hoja1.A2" chart:class="chart:line">
            <chart:data-point chart:repeated="7"/>
          </chart:series>
          <chart:series chart:style-name="ch8" chart:values-cell-range-address="Hoja1.B3:Hoja1.H3" chart:label-cell-address="Hoja1.A3:Hoja1.A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B1:Hoja1.H1</svg:desc>
                </draw:g>
              </table:table-cell>
              <table:table-cell office:value-type="string">
                <text:p>Paralelo 2</text:p>
              </table:table-cell>
              <table:table-cell office:value-type="string">
                <text:p>Paralelo 4</text:p>
              </table:table-cell>
              <table:table-cell office:value-type="string">
                <text:p>Paralelo 6</text:p>
              </table:table-cell>
              <table:table-cell office:value-type="string">
                <text:p>Paralelo 8</text:p>
              </table:table-cell>
              <table:table-cell office:value-type="string">
                <text:p>Paralelo 10</text:p>
              </table:table-cell>
              <table:table-cell office:value-type="string">
                <text:p>Paralelo 16</text:p>
              </table:table-cell>
            </table:table-row>
          </table:table-header-rows>
          <table:table-rows>
            <table:table-row>
              <table:table-cell office:value-type="string">
                <text:p>Windows </text:p>
                <draw:g>
                  <svg:desc>Hoja1.A2:Hoja1.A2</svg:desc>
                </draw:g>
              </table:table-cell>
              <table:table-cell office:value-type="float" office:value="0.4113833">
                <text:p>0.4113833</text:p>
                <draw:g>
                  <svg:desc>Hoja1.B2:Hoja1.H2</svg:desc>
                </draw:g>
              </table:table-cell>
              <table:table-cell office:value-type="float" office:value="0.0404763">
                <text:p>0.0404763</text:p>
              </table:table-cell>
              <table:table-cell office:value-type="float" office:value="0.038568">
                <text:p>0.038568</text:p>
              </table:table-cell>
              <table:table-cell office:value-type="float" office:value="0.040695">
                <text:p>0.040695</text:p>
              </table:table-cell>
              <table:table-cell office:value-type="float" office:value="0.0671651">
                <text:p>0.0671651</text:p>
              </table:table-cell>
              <table:table-cell office:value-type="float" office:value="0.041758">
                <text:p>0.041758</text:p>
              </table:table-cell>
              <table:table-cell office:value-type="float" office:value="0.068918">
                <text:p>0.068918</text:p>
              </table:table-cell>
            </table:table-row>
            <table:table-row>
              <table:table-cell office:value-type="string">
                <text:p>Linux</text:p>
                <draw:g>
                  <svg:desc>Hoja1.A3:Hoja1.A3</svg:desc>
                </draw:g>
              </table:table-cell>
              <table:table-cell office:value-type="float" office:value="0.077073286">
                <text:p>0.077073286</text:p>
                <draw:g>
                  <svg:desc>Hoja1.B3:Hoja1.H3</svg:desc>
                </draw:g>
              </table:table-cell>
              <table:table-cell office:value-type="float" office:value="0.034378296">
                <text:p>0.034378296</text:p>
              </table:table-cell>
              <table:table-cell office:value-type="float" office:value="0.042075803">
                <text:p>0.042075803</text:p>
              </table:table-cell>
              <table:table-cell office:value-type="float" office:value="0.044036075">
                <text:p>0.044036075</text:p>
              </table:table-cell>
              <table:table-cell office:value-type="float" office:value="0.043544255">
                <text:p>0.043544255</text:p>
              </table:table-cell>
              <table:table-cell office:value-type="float" office:value="0.046816654">
                <text:p>0.046816654</text:p>
              </table:table-cell>
              <table:table-cell office:value-type="float" office:value="0.042216897">
                <text:p>0.042216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percentage-style style:name="N104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 draw:opacity="0%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bottom" svg:x="5.767cm" svg:y="8.406cm" style:legend-expansion="wide" chart:style-name="ch2"/>
        <chart:plot-area chart:style-name="ch3" table:cell-range-address="Hoja1.A12:Hoja1.H14" chart:data-source-has-labels="both" svg:x="1.33cm" svg:y="0.18cm" svg:width="14.349cm" svg:height="7.862cm">
          <chartooo:coordinate-region svg:x="2.851cm" svg:y="0.38cm" svg:width="11.966cm" svg:height="7.015cm"/>
          <chart:axis chart:dimension="x" chart:name="primary-x" chart:style-name="ch4" chartooo:axis-type="auto">
            <chartooo:date-scale/>
            <chart:categories table:cell-range-address="Hoja1.B12:Hoja1.H12"/>
          </chart:axis>
          <chart:axis chart:dimension="y" chart:name="primary-y" chart:style-name="ch5">
            <chart:title svg:x="0.451cm" svg:y="5.703cm" chart:style-name="ch6">
              <text:p>Carga de procesador</text:p>
            </chart:title>
            <chart:grid chart:style-name="ch7" chart:class="major"/>
          </chart:axis>
          <chart:series chart:style-name="ch8" chart:values-cell-range-address="Hoja1.B13:Hoja1.H13" chart:label-cell-address="Hoja1.A13:Hoja1.A13" chart:class="chart:line">
            <chart:data-point chart:repeated="7"/>
          </chart:series>
          <chart:series chart:style-name="ch9" chart:values-cell-range-address="Hoja1.B14:Hoja1.H14" chart:label-cell-address="Hoja1.A14:Hoja1.A1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1.B12:Hoja1.H12</svg:desc>
                </draw:g>
              </table:table-cell>
              <table:table-cell office:value-type="string">
                <text:p>Paralelo 2</text:p>
              </table:table-cell>
              <table:table-cell office:value-type="string">
                <text:p>Paralelo 4</text:p>
              </table:table-cell>
              <table:table-cell office:value-type="string">
                <text:p>Paralelo 6</text:p>
              </table:table-cell>
              <table:table-cell office:value-type="string">
                <text:p>Paralelo 8</text:p>
              </table:table-cell>
              <table:table-cell office:value-type="string">
                <text:p>Paralelo 10</text:p>
              </table:table-cell>
              <table:table-cell office:value-type="string">
                <text:p>Paralelo 16</text:p>
              </table:table-cell>
            </table:table-row>
          </table:table-header-rows>
          <table:table-rows>
            <table:table-row>
              <table:table-cell office:value-type="string">
                <text:p>Windows</text:p>
                <draw:g>
                  <svg:desc>Hoja1.A13:Hoja1.A13</svg:desc>
                </draw:g>
              </table:table-cell>
              <table:table-cell office:value-type="float" office:value="0.54">
                <text:p>0.54</text:p>
                <draw:g>
                  <svg:desc>Hoja1.B13:Hoja1.H13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Linux</text:p>
                <draw:g>
                  <svg:desc>Hoja1.A14:Hoja1.A14</svg:desc>
                </draw:g>
              </table:table-cell>
              <table:table-cell office:value-type="float" office:value="0.3">
                <text:p>0.3</text:p>
                <draw:g>
                  <svg:desc>Hoja1.B14:Hoja1.H14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